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-ligh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53f" officeooo:paragraph-rsid="0000d53f"/>
    </style:style>
    <style:style style:name="P2" style:family="paragraph" style:parent-style-name="Standard">
      <style:text-properties fo:color="#800000" officeooo:rsid="0000d53f" officeooo:paragraph-rsid="0000d53f"/>
    </style:style>
    <style:style style:name="P3" style:family="paragraph" style:parent-style-name="Standard">
      <style:text-properties fo:color="#800000" officeooo:paragraph-rsid="0000d53f"/>
    </style:style>
    <style:style style:name="P4" style:family="paragraph" style:parent-style-name="Standard">
      <style:text-properties fo:color="#800000" officeooo:rsid="000163ae" officeooo:paragraph-rsid="000163ae"/>
    </style:style>
    <style:style style:name="P5" style:family="paragraph" style:parent-style-name="Standard">
      <style:text-properties officeooo:rsid="000163ae" officeooo:paragraph-rsid="000163ae"/>
    </style:style>
    <style:style style:name="T1" style:family="text">
      <style:text-properties officeooo:rsid="0000d53f"/>
    </style:style>
    <style:style style:name="T2" style:family="text">
      <style:text-properties officeooo:rsid="000163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– quem propôs o primeiro modelo atômico?</text:p>
      <text:p text:style-name="P1">a) Dalton;</text:p>
      <text:p text:style-name="P1">b) Newton;</text:p>
      <text:p text:style-name="P1">c) Lavosie;</text:p>
      <text:p text:style-name="P2">d) Demócrito;</text:p>
      <text:p text:style-name="P1">e) Platão;</text:p>
      <text:p text:style-name="P1"/>
      <text:p text:style-name="P1">2 – O modelo atômico proposto por Thomson só foi possível de ser criado depois da descoberta de uma partícula subatômica, que partícula foi essa?</text:p>
      <text:p text:style-name="P1">a) quark;</text:p>
      <text:p text:style-name="P1">b) prótron;</text:p>
      <text:p text:style-name="P2">c) elétron;</text:p>
      <text:p text:style-name="P1">d) nêutron;</text:p>
      <text:p text:style-name="P1">e) orbital;</text:p>
      <text:p text:style-name="P1"/>
      <text:p text:style-name="P1">3 – Quem foi o cientista que mais contribuiu para a evolução da tabela periódica como a conhecemos?</text:p>
      <text:p text:style-name="P1">a) Thomson;</text:p>
      <text:p text:style-name="P1">b) Lavosie;</text:p>
      <text:p text:style-name="P3"><text:span text:style-name="T1">c) Mendeleiev;</text:span></text:p>
      <text:p text:style-name="P1">d) Pauling;</text:p>
      <text:p text:style-name="P1">e) Avogadro;</text:p>
      <text:p text:style-name="P1"/>
      <text:p text:style-name="P1">4 – Antes de ser conhecida como química, como era chamado o conhecimento que mais se aproximava desta ciência?</text:p>
      <text:p text:style-name="P1">a) Estudos da natureza;</text:p>
      <text:p text:style-name="P2">b) Alquimia;</text:p>
      <text:p text:style-name="P1">c) Bruxaria;</text:p>
      <text:p text:style-name="P1">d) <text:span text:style-name="T2">Ciência natural;</text:span></text:p>
      <text:p text:style-name="P1">e) Feitiçaria;</text:p>
      <text:p text:style-name="P1"/>
      <text:p text:style-name="P1">5 –<text:span text:style-name="T2"> Quem foi o primeiro cientista a produzir um estudo sobre as funções inorgânicas?</text:span></text:p>
      <text:p text:style-name="P5">a) Lewis;</text:p>
      <text:p text:style-name="P5">b) Brönsted;</text:p>
      <text:p text:style-name="P5">c) Lowry;</text:p>
      <text:p text:style-name="P5">d) Arrhênius;</text:p>
      <text:p text:style-name="P4">e) Gay Lussac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-serif-ligh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21:45:59.216000000</meta:creation-date>
    <dc:date>2017-11-07T22:01:07.743000000</dc:date>
    <meta:editing-duration>PT3M48S</meta:editing-duration>
    <meta:editing-cycles>1</meta:editing-cycles>
    <meta:document-statistic meta:table-count="0" meta:image-count="0" meta:object-count="0" meta:page-count="1" meta:paragraph-count="30" meta:word-count="134" meta:character-count="783" meta:non-whitespace-character-count="674"/>
    <meta:generator>LibreOffice/5.2.3.3$Windows_x86 LibreOffice_project/d54a8868f08a7b39642414cf2c8ef2f228f780cf</meta:generator>
  </office:meta>
</office:document-meta>
</file>